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points between U+D800 and </text:span><text:span text:style-name="T2">U+DFFF. If a receiver (server or client) receives a control packet containing ill-</text:span><text:span text:style-name="T2">formed UTF-8 it MUST 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has </text:span><text:span text:style-name="T2">attempted to send the MQTT PUBLISH Packet. If Dup is 1 then this indicates that </text:span><text:span text:style-name="T2">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text:span><text:span text:style-name="T2">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Unicode </text:span><text:span text:style-name="T2">\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 points between U+D800 and </text:span><text:span text:style-name="T2">U+DFFF. If a receiver (Server or Client) receives a control packet containing ill-</text:span><text:span text:style-name="T2">formed UTF-8 it MUST close 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null character </text:span><text:span text:style-name="T2">U+0000. If a receiver (Server or Client) receives a control packet containing </text:span><text:span text:style-name="T2">U+0000 it MUST close the network 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office:value-type="string">
            <text:p>Send invalid packet to server – close connection.</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office:value-type="string">
            <text:p>Deleting a retained message</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office:value-type="string">
            <text:p>Will message processing.</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2">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2">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office:value-type="string">
            <text:p>Keepalive processing</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text:span><text:span text:style-name="T2">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5">
          <table:table-cell table:style-name="ce2" office:value-type="string">
            <text:p>[MQTT-3.1.3-5]</text:p>
          </table:table-cell>
          <table:table-cell table:style-name="ce7" office:value-type="string">
            <text:p><text:span text:style-name="T2">The Server MUST allow ClientIds which are between 1 and 23 UTF-8 encoded </text:span><text:span text:style-name="T2">bytes in length, and that contain only the characters</text:span></text:p>
            <text:p><text:span text:style-name="T2">"0123456789abcdefghijklmnopqrstuvwxyzABCDEFGHIJKLMNOPQRSTUVWXY</text:span><text:span text:style-name="T2">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1">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28" office:value-type="string">
            <text:p>Wildcard in publish topic</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office:value-type="string">
            <text:p>Receipt of Pubrel. <text:s/>Normal QoS 2 publish handling.</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close the </text:span><text:span text:style-name="T2">Network Connection if any of Reserved bits in the payload 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office:value-type="string">
            <text:p>Subscribe to a topic which matches an existing subscription</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10">10/01/2014</text:date>, <text:time>20:32: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10T20:32:50</dc:date>
    <meta:editing-duration>PT497H13M35S</meta:editing-duration>
    <meta:editing-cycles>54</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